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65604"/>
    </style:style>
    <style:style style:name="P2" style:family="paragraph" style:parent-style-name="Standard">
      <style:text-properties officeooo:paragraph-rsid="0006dc2b"/>
    </style:style>
    <style:style style:name="P3" style:family="paragraph" style:parent-style-name="Standard">
      <style:text-properties officeooo:rsid="0006dc2b" officeooo:paragraph-rsid="0006dc2b"/>
    </style:style>
    <style:style style:name="T1" style:family="text">
      <style:text-properties officeooo:rsid="000656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4.1.5 Kaffeeautomat Teil 1 </text:p>
      <text:p text:style-name="Standard"/>
      <text:p text:style-name="Standard">Sicherlich haben Sie schon den Kaffeeautomaten in dem Mensabereich bemerkt. Darin steckt eine Menge Technik (und natürlich auch Software), um dem Benutzer einen vorzüglichen Kaffee- oder EspressoGenuss zu bereiten. Diese Software werden wir nun ansatzweise im Laufe des Semesters sukzessiv in der Programmiersprache C++ nachbilden. Schlussendlich (also erst mit Teil 3 (B.4.5)) soll es als Getränk Kaffee und Espresso zur Auswahl geben. Zusätzlich soll bei Kaffee noch nach Milch und Zucker gefragt werden, bei Espresso nur nach Zucker. Ist die Mindestmenge an Zutaten nicht vorhanden, so darf keine Bestellung aufgegeben werden. </text:p>
      <text:p text:style-name="Standard"/>
      <text:p text:style-name="Standard">Hier im Teil 1, soll erst mal nur eine einfache Benutzerschnittstelle (das sogenannte User-Interface) des Kaffeeautomaten realisiert werden und in Ihrem bisherigen git-repository als neues Projekt Namens Kaffeeautomat mit aufgenommen werden. Die sukzessiven Erweiterungen und Änderungen an der Software zum “Kaffeeautomaten”, die später folgen werden, sollen dann alle im gleichen Projekt stattfinden. Schreiben Sie für Teil 1 ein C++-Programm (CPP-Datei als Kaffeeautomat.cpp speichern) zu folgenden Vorgaben (graue Vorgaben können, da nicht OS-übergreifend realisierbar, weggelassen werden): </text:p>
      <text:p text:style-name="Standard"/>
      <text:p text:style-name="Standard">a) Zunächst wird der Bildschirm gelöscht. Zum Löschen des Bildschirms benutzen Sie den Aufruf der Funktion system("cls"); </text:p>
      <text:p text:style-name="Standard"/>
      <text:p text:style-name="Standard">b) Dann soll das folgende kleine Menü auf dem Bildschirm erscheinen: Herzlich Willkommen beim Kaffee-Automaten! Bitte wählen Sie aus: (k) Kaffee (e) Espresso (s) Service-Mode </text:p>
      <text:p text:style-name="Standard"/>
      <text:p text:style-name="Standard">c) Anschließend soll das Programm warten, bis der Benutzer einen der Buchstaben (k, e oder s) über die Tastatur eingegeben hat. Nutzen Sie für die Eingabe das cin-Objekt.</text:p>
      <text:p text:style-name="Standard"/>
      <text:p text:style-name="Standard">d) Daraufhin soll folgender Text ausgeben werden, wobei x für das eingegebene Zeichen steht: Sie haben sich für Auswahl x entschieden.</text:p>
      <text:p text:style-name="Standard"/>
      <text:p text:style-name="Standard">e) Damit das Programm sich danach nicht sofort beendet schreiben Sie den Funktionsaufruf system("pause"); als letzte Anweisung vor der return-Anweisung.</text:p>
      <text:p text:style-name="Standard"/>
      <text:p text:style-name="Standard">Nehmen Sie zuerst die Dateien und Ordner, die vom IDE für das Projekt Kaffeeautomat erstellt wurden in einem commit in Ihr bisheriges git-repository mit auf und erst in einem weiteren commit die CPP-Datei Kaffeeautomat.cpp. Achten Sie wieder auf aussagekräftige commit-message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B.4.3.1 Kaffeeautomat Teil 2 </text:p>
      <text:p text:style-name="Standard"/>
      <text:p text:style-name="Standard">Bevor Sie mit der eigentlichen Programmieraufgabe los legen, beachten Sie, dass die sukzessiven Erweiterungen oder Veränderungen beim “Kaffeeautomaten” auf Ihr bisheriges git-repo aufbauen sollen. Sie sollen auch keine neue Projektmappe und auch kein neues Projekt dafür erstellen, sondern auf Ihr bisheriges Projekt names Kaffeeautomat mit der Kaffeeautomat.cpp aufbauen (siehe auch B.4.1.5). </text:p>
      <text:p text:style-name="Standard"/>
      <text:p text:style-name="P1">Modifizieren Sie das User-Interface des Kaffeeautomaten aus Teil 1, indem nach der Tasteneingabe zur Auswahl der drei Optionen </text:p>
      <text:p text:style-name="P1">(k) Kaffee </text:p>
      <text:p text:style-name="P1">(e) Espresso </text:p>
      <text:p text:style-name="P1">(s) Service-Mode </text:p>
      <text:p text:style-name="P1"/>
      <text:p text:style-name="P1">entsprechend eine der folgenden Ausgaben erscheint: </text:p>
      <text:p text:style-name="P1"/>
      <text:p text:style-name="P1">Sie haben sich für die Auswahl Kaffee entschieden. </text:p>
      <text:p text:style-name="P1">Sie haben sich für die Auswahl Espresso entschieden. </text:p>
      <text:p text:style-name="P1">Sie haben sich für die Auswahl Service-Mode entschieden. </text:p>
      <text:p text:style-name="P1"/>
      <text:p text:style-name="P1">Nachdem Sie dies realisiert haben, erstellen Sie einen neuen commit (in Ihrem bisherigen git-repo) mit einer aussagekräftigen commit-message! Schauen Sie sich dann mit z.B. gitk diesen commit an und wählen Sie bei der Ansicht der Veränderungen im Drop-Down-Feld anstelle von “Line diff” dann “Color words” und versuchen Sie die neue Darstellung in gitk zu verstehen. </text:p>
      <text:p text:style-name="P1"/>
      <text:p text:style-name="P1"/>
      <text:p text:style-name="P1"/>
      <text:p text:style-name="P1"/>
      <text:p text:style-name="P1"/>
      <text:p text:style-name="P1"/>
      <text:p text:style-name="P1"/>
      <text:p text:style-name="P1">B.4.5 Kaffeeautomat Teil 3 </text:p>
      <text:p text:style-name="P1"/>
      <text:p text:style-name="P1">Bevor Sie mit der eigentlichen Programmieraufgabe los legen, beachten Sie wieder, dass die sukzessiven Erweiterungen oder Veränderungen beim “Kaffeeautomaten” auf Ihr bisheriges git-repo aufbauen sollen. Sie sollen auch keine neue Projektmappe und auch kein neues Projekt dafür erstellen, sondern auf Ihr bisheriges Projekt names Kaffeeautomat mit der Kaffeeautomat.cpp aufbauen (siehe auch B.4.1.5) </text:p>
      <text:p text:style-name="P1"/>
      <text:p text:style-name="P1">Erstellen Sie für die Veränderungen mindestens einen neuen commit (in Ihrem bisherigen git-repo) mit einer aussagekräftigen commit-message! Sie können zur Übung, für thematisch zusammen passende Veränderungen (z.B. für das aufnehmen neuer Variablen und für das Erweitern der Steuerlogik), auch gerne weitere commits aufnehmen, um zu lernen, für sich selbst oder Kollegen eines Programmierteams, die Erweiterungen des Codes möglichst leicht nachvollziehbar zu machen. Schauen Sie sich dann mit z.B. gitk diese commits an und wählen Sie bei der Ansicht der Veränderungen im Drop-Down-Feld anstelle von “Line diff” dann “Color words” und überprüfen Sie in der neue Darstellung in gitk, ob die hervorgehobenen Änderungen im Code Ihren Absichten entsprechen! </text:p>
      <text:p text:style-name="P1"/>
      <text:p text:style-name="P1">Erweitern Sie den Kaffeeautomaten Teil 2 (B.4.3.1) indem Sie passende Variablen einführen für </text:p>
      <text:p text:style-name="P1"/>
      <text:p text:style-name="P1"><text:soft-page-break/>a) die anfänglichen Vorratsmengen an: Kaffeebohnen (1000g), Espressobohnen (1000g), Wasser (5000ml), Milch (1000ml), Zucker (500g). </text:p>
      <text:p text:style-name="P1"/>
      <text:p text:style-name="P1">b) die benötigten Portionsmengen pro Tasse: Für eine Tasse Kaffee bzw. Espresso werden benötigt: 5g Kaffee- bzw. Espressopulver und 125 ml Wasser für Kaffee, aber nur 25 ml Wasser für Espresso. Will man Zucker und/oder Milch für den Kaffee bzw. den Espresso haben, so werden dafür jeweils 3g Zucker bzw. 30 ml Milch benötigt. </text:p>
      <text:p text:style-name="P1"/>
      <text:p text:style-name="P1">c) die dazugehörigen Preise: Der Grundpreis pro Tasse beträgt 1.0 e (unabhängig ob Kaffee oder Espresso gewählt wird), der Aufpreis für Milch und Zucker ist jeweils 0.1 e.</text:p>
      <text:p text:style-name="P1"/>
      <text:p text:style-name="P1">Nach dem Programmstart soll nunmehr innerhalb einer Endlosschleife das folgende Menü erscheinen: </text:p>
      <text:p text:style-name="P1"/>
      <text:p text:style-name="P1">Herzlich willkommen beim Kaffe-Automaten! </text:p>
      <text:p text:style-name="P1">Preis pro Tasse : </text:p>
      <text:p text:style-name="P1">Kaffee oder Espresso: 1 Euro </text:p>
      <text:p text:style-name="P1">Milch oder Zucker: 0.1 Euro </text:p>
      <text:p text:style-name="P1"/>
      <text:p text:style-name="P1">Bitte wählen Sie aus: </text:p>
      <text:p text:style-name="P1">(k)Kaffee </text:p>
      <text:p text:style-name="P1">(e)Espresso </text:p>
      <text:p text:style-name="P1">(s)Service-Mode</text:p>
      <text:p text:style-name="P1"/>
      <text:p text:style-name="P1">Gibt der/die Benutzer*in nun ein k ein, so erscheint der Text </text:p>
      <text:p text:style-name="P1">Sie haben sich für die Auswahl Kaffee k entschieden </text:p>
      <text:p text:style-name="P1">Möchten Sie Zucker (j\n)? </text:p>
      <text:p text:style-name="P1"/>
      <text:p text:style-name="P1"><text:s/>j ist hierbei die Abkürzung für ja und n für nein. Das Programm registriert die Benutzereingabe und fragt daraufhin </text:p>
      <text:p text:style-name="P1">Möchten Sie Milch (j\n)? </text:p>
      <text:p text:style-name="P1">Auch diese Benutzereingabe wird sich vom Programm gemerkt. Hat der Benutzer auf die letzten beiden Fragen eine andere Taste als j oder n gedrückt, so reagiert das Programm mit folgender Fehlermeldung: </text:p>
      <text:p text:style-name="P1">Falsche Eingabe! </text:p>
      <text:p text:style-name="P1">Drücken Sie eine beliebige Taste . . . </text:p>
      <text:p text:style-name="P1"/>
      <text:p text:style-name="P1">und zeigt daraufhin wieder das Hauptmenü und der/die Benutzer*in kann erneut seinen Kaffeewunsch eingeben. Hat sie/er soweit alles richtig gemacht, so berechnet das Programm den Getränkepreis und antwortet mit der Zeil<text:span text:style-name="T1">e</text:span></text:p>
      <text:p text:style-name="P1">Bitte 1.2 Euro eingeben und ENTER druecken: </text:p>
      <text:p text:style-name="P1"/>
      <text:p text:style-name="P1">also mit dem aufgrund der Benutzereingaben berechneten Getränkepreis und der Bitte, den Preis einzugeben. Wenn daraufhin der/die Benutzer*in mindestens den erforderlichen Geldbetrag eintippt, als Ersatz für das Einwerfen von Münzen, so ist die Reaktion des Programms darauf: </text:p>
      <text:p text:style-name="P1"/>
      <text:p text:style-name="P1">Ihr Getraenk wird zubereitet..... </text:p>
      <text:p text:style-name="P1">Bitte 0.8 Euro Rueckgeld und das Getraenk entnehmen -:) und eine Taste druecken </text:p>
      <text:p text:style-name="P1"><text:s/></text:p>
      <text:p text:style-name="P1">Ein eventueller Rückbetrag wurde angegeben. Nach dem Drücken einer Taste erscheint wieder das Hauptmenü und der Vorgang ist abgeschlossen. Hatte der/die Benutzer*in allerdings zu wenig Geld über die Tastatur eingetippt, so erscheint folgende Meldung: </text:p>
      <text:p text:style-name="P1"><text:soft-page-break/>Zu wenig Geld, Bestellung abgebrochen </text:p>
      <text:p text:style-name="P1">Drücken Sie eine beliebige Taste . . . </text:p>
      <text:p text:style-name="P1"/>
      <text:p text:style-name="P1">die Bestellung wird verworfen und es erscheint wieder das Hauptmenü. Wurde die Bestellung wie gewünscht eingegeben und bezahlt, so vermindert Ihr Programm intern die Vorratsmengen entsprechend und wenn der/die Benutzer*in im Hauptmenü das s für den Service-Mode wählt, dann wird ihr/ihm der aktuelle Vorratsstand in folgender Form auf dem Bildschirm dargestellt: </text:p>
      <text:p text:style-name="P1"/>
      <text:p text:style-name="P1">Service-Interface </text:p>
      <text:p text:style-name="P1">------------------------------------------- </text:p>
      <text:p text:style-name="P1">Noch vorhandene Mengen: </text:p>
      <text:p text:style-name="P1">Kaffee :995 g Milch: 970 ml </text:p>
      <text:p text:style-name="P1">Espresso:1000 g Wasser: 4875 ml </text:p>
      <text:p text:style-name="P1">Zucker: 497 g </text:p>
      <text:p text:style-name="P1">------------------------------------------- </text:p>
      <text:p text:style-name="P1">Mengen pro Tasse : </text:p>
      <text:p text:style-name="P1">Kaffee: 5 g Milch: 30 ml </text:p>
      <text:p text:style-name="P1">Espresso: 5 g Wasser fuer Kaffee: 125 ml </text:p>
      <text:p text:style-name="P1">Zucker: 3 g Wasser fuer Espresso: 25 ml </text:p>
      <text:p text:style-name="P1">------------------------------------------- </text:p>
      <text:p text:style-name="P1">Drücken Sie eine beliebige Taste . . . </text:p>
      <text:p text:style-name="P1"/>
      <text:p text:style-name="P1">Über die für den/die Benutzer*in nicht angezeigte Tasteneingabe ! beendet sich das Programm mit einer entsprechenden Meldung. </text:p>
      <text:p text:style-name="P1"/>
      <text:p text:style-name="P3"/>
      <text:p text:style-name="P3"/>
      <text:p text:style-name="P3">Kaffeeautomat 4</text:p>
      <text:p text:style-name="P1"/>
      <text:p text:style-name="P2">Bevor Sie mit der eigentlichen Programmieraufgabe los legen, beachten Sie wieder, dass die sukzessiven Erweiterungen oder Veränderungen beim “Kaffeeautomaten” auf Ihr bisheriges git-repo aufbauen sollen. Sie sollen auch keine neue Projektmappe und auch kein neues Projekt dafür erstellen, sondern auf Ihr bisheriges Projekt names Kaffeeautomat mit der Kaffeeautomat.cpp aufbauen (siehe auch B.4.1.5). </text:p>
      <text:p text:style-name="P2">Im Moment kann jeder Benutzer unseres Programms den Service-Mode benutzen und die internen Daten (Vorratsmengen usw.) einsehen. Das ist nicht schön und deshalb werden wir es nun ändern: Es sollen nur bestimmte Personen Zugriff haben, deshalb wird dieser Bereich mit einem 6-stelligen Passwort geschützt, das man eingeben muss, um Zugriff auf den Service-Mode zu haben. Das Passwort darf aus beliebigen ASCII-Zeichen bestehen. Die/der Benutzer*in wird in einem Dialog aufgefordert, das Passwort einzugeben. </text:p>
      <text:p text:style-name="P2">Bitte geben Sie das Passwort ein:****** </text:p>
      <text:p text:style-name="P2">Die Benutzereingabe soll so erfolgen, dass für jedes eingegbenene Zeichen ein * als Echo ausgegeben wird, damit das Passwort nicht im Klartext auf dem Bildschirm erscheint, aber es gibt trotzdem eine Rückmeldung über die Eingabe. Die eingegebenen Zeichen werden in ein char-Feld geschrieben und mit dem fest im Programm gespeicherten Passwort (ebenfalls ein char-Feld) verglichen. Stimmen die eingegebenen 6 Zeichen mit dem gespeicherten Passwort überein, kommt man in den Service-Mode, anderenfalls soll die Meldung </text:p>
      <text:p text:style-name="P2"/>
      <text:p text:style-name="P2">Falsches Passwort! Zugang zum Service-Interface verweigert! Drücken Sie eine beliebige Taste . . .</text:p>
      <text:p text:style-name="P2"/>
      <text:p text:style-name="P2"><text:s/>ausgegeben werden und nach dem Drücken einer Taste erscheint wieder das Standardmenü. Wurde ein korrektes Passwort eingegeben, so bekommt man die gewünschten Informationen des Service-<text:soft-page-break/>Modes wie gehabt auf dem Bildschirm dargestellt. Lösungshinweis: Verwenden Sie die Funktion _getch() zum Einlesen des Passwortes.</text:p>
      <text:p text:style-name="P2"/>
      <text:p text:style-name="P2"/>
      <text:p text:style-name="P2">B.4.10.1 Kaffeeautomat 5 </text:p>
      <text:p text:style-name="P2"/>
      <text:p text:style-name="P2">Bevor Sie mit der eigentlichen Programmieraufgabe los legen, beachten Sie wieder, dass die sukzessiven Erweiterungen oder Veränderungen beim “Kaffeeautomaten” auf Ihr bisheriges git-repo aufbauen sollen. Sie sollen auch keine neue Projektmappe und auch kein neues Projekt dafür erstellen, sondern auf Ihr bisheriges Projekt names Kaffeeautomat mit der Kaffeeautomat.cpp aufbauen (siehe auch B.4.1.5) </text:p>
      <text:p text:style-name="P2"/>
      <text:p text:style-name="P2">Uff, das Programm für den Kaffeeautomaten ist mittlerweile ein kleiner Bandwurm geworden, ein typisches Beispiel für sogenannten Spaghetti-Code. Höchste Zeit also, dass wir unser mittlerweile vorhandenes Wissen über Strukturen und Funktionen verwenden, um die Struktur des Kaffeeautomaten zu verbessern. Die/der Benutzer*in des Programms, im folgenden als der User bezeichnet, wird die Umstrukturierung nicht bemerken. Für ihn sieht die Benutzerschnittstelle, das User Interface (UI) genau so aus wie in der Version 4 des Kaffeeautomaten. Wir werden die Umstrukturierung in 2 Schritten vornehmen: </text:p>
      <text:p text:style-name="P2"/>
      <text:p text:style-name="P2">a) Zuerst werden wir die Daten des Programms kompakter gestalten und in eine Struktur stecken. </text:p>
      <text:p text:style-name="P2">b) Dann werden wir die Aktionen des Programms in einzelne Funktionen verpacken. </text:p>
      <text:p text:style-name="P2">Wir könnten natürlich beide Änderungen auf einmal vornehmen, aber beim Programmieren ist es, zumal für Anfänger*innen, besser, einen Schritt nach dem anderen zu gehen. Machen Sie deshalb aus jedem der beiden Schritte jeweils mindestens einen commit mit aussagekräftiger commit-message. </text:p>
      <text:p text:style-name="P2">Wir starten mit Schritt a. Die Variablen </text:p>
      <text:p text:style-name="P2"/>
      <text:p text:style-name="P2">für die Füllstände </text:p>
      <text:p text:style-name="P2">int vorrat_kaffee; </text:p>
      <text:p text:style-name="P2">int vorrat_espresso; </text:p>
      <text:p text:style-name="P2">int vorrat_zucker; </text:p>
      <text:p text:style-name="P2">int vorrat_milch; </text:p>
      <text:p text:style-name="P2">int vorrat_wasser; </text:p>
      <text:p text:style-name="P2"/>
      <text:p text:style-name="P2">für die benötigten Mengen pro Tasse </text:p>
      <text:p text:style-name="P2">int menge_kaffee_pro_tasse;</text:p>
      <text:p text:style-name="P2">int menge_espresso_pro_tasse; </text:p>
      <text:p text:style-name="P2">int wasser_pro_tasse_kaffee; </text:p>
      <text:p text:style-name="P2">int wasser_pro_tasse_espresso; </text:p>
      <text:p text:style-name="P2">int menge_zucker_pro_tasse; </text:p>
      <text:p text:style-name="P2">int menge_milch_pro_tasse; </text:p>
      <text:p text:style-name="P2"/>
      <text:p text:style-name="P2">sowie für die Preise </text:p>
      <text:p text:style-name="P2">float preis_pro_tasse; </text:p>
      <text:p text:style-name="P2">float preis_zutaten_pro_tasse; </text:p>
      <text:p text:style-name="P2"/>
      <text:p text:style-name="P2">sollen zunächst in eine Struktur struct daten verpackt werden. Sodann muss eine Variable dieses Typs in der main-Funktion angelegt, initialisert und schließlich in dem Programm alle Operationen, die diese Variablen bisher verwendet haben durch den Zugriff auf die Strukturvariable ersetzt werden. </text:p>
      <text:p text:style-name="P2"/>
      <text:p text:style-name="P2"><text:soft-page-break/>Nach diesem etwas kürzeren Teil kommen wir nun zu Teil b: Lagern Sie </text:p>
      <text:p text:style-name="P2"/>
      <text:p text:style-name="P2">• das User-Interface Menü </text:p>
      <text:p text:style-name="P2">• die Abfrage für die Kaffee- bzw. Espresso-Zusätze (also ob man Milch und/oder Zucker will) </text:p>
      <text:p text:style-name="P2">• das Service-Interface </text:p>
      <text:p text:style-name="P2">• die Berechnung des Getränkepreises </text:p>
      <text:p text:style-name="P2">• die Aktualisierung der Füllstände </text:p>
      <text:p text:style-name="P2"/>
      <text:p text:style-name="P2"/>
      <text:p text:style-name="P2">jeweils in eine eigene Funktion aus und rufen diese Funktionen dann an passender Stelle auf. Die Verwendung von globalen Variablen ist verboten. Benutzen Sie die Booleschen Zustandsvariablen bkaffee,bespresso, bzucker,bmilch, bservice </text:p>
      <text:p text:style-name="P2">deren Wert true oder false jeweils für eine Bestellung angibt, was der Benutzer gewählt hat oder ob der Servicemode gewählt wurde. Die Prototypen der von Ihnen zu schreibenden Funktionen und deren geforderte Funktionalität sind Folgende: </text:p>
      <text:p text:style-name="P2"/>
      <text:p text:style-name="P2">1. bool UI(bool *pbkaffee, bool *pbmilch, bool *pbzucker, bool *pbespresso, bool *pbservice, daten kaffee);</text:p>
      <text:p text:style-name="P2">Enthält das Begrüßungsmenü und die Abfrage über die Getränkewünsche. Die Funktion setzt die Werte der Zustandsvariablen und gibt sie der rufenden main-Funktion per Zeiger zurück. Der return-Wert der Funktion ist nur dann true, wenn das Programm beendet werden soll. </text:p>
      <text:p text:style-name="P2"/>
      <text:p text:style-name="P2">2. void UI_zusaetze_kaffee(bool beide, bool *pbmilch, bool *pbzucker);</text:p>
      <text:p text:style-name="P2">Das ist eine Hilfsfunktion, die innerhalb der Funktion UI aufgerufen wird und deren Aufgabe es ist, den User zu fragen, ob er Milch und Zucker haben will und die als Ergebnis die Werte der Zustandsvariablen bmilch und bzucker per Zeiger an UI zurückliefert. Wenn der Eingabeparamter beide den Wert true hat, wird nach Milch und Zucker gefragt, sonst nur nach Zucker </text:p>
      <text:p text:style-name="P2"/>
      <text:p text:style-name="P2">3. void SI(daten kaffee);</text:p>
      <text:p text:style-name="P2">Enthält die Ausgabe des Service Interfaces. Macht zuerst die Passwortabfrage und gibt dann, falls dieses richtig eingegeben wurde, die aktuellen Daten der Füllstände usw. aus. </text:p>
      <text:p text:style-name="P2"/>
      <text:p text:style-name="P2">4. float preis_berechnen(bool bkaffee, bool bmilch, bool bzucker, bool bespresso, daten kaffee); Berechnet aufgrund der Zustandsvariablen den Preis des ausgewählten Getränks und gibt ihn per return an die main-Funktion zurück.</text:p>
      <text:p text:style-name="P2"/>
      <text:p text:style-name="P2">5. void mengen_aktualisieren(bool bkaffee, bool bmilch, bool bzucker, bool bespresso, daten *pkaffee);</text:p>
      <text:p text:style-name="P2">Wird in der main-Funktion aufgerufen, nachdem das Getränk ausgewählt und bezahlt wurde. Die Funktion aktualisiert aufgrund der Werte der Zustandsvariablen die Füllstandsvariablen, die ihr per Zeiger in der daten-Struktur übergeben werden.</text:p>
      <text:p text:style-name="P2"/>
      <text:p text:style-name="P2">Damit sind wir am Ende des Umstrukturierens unseres Programms und es sollte klar geworden sein, dass sich die Mühe gelohnt hat, weil die Übersichtlichkeit deutlich erhöht wurde, obwohl das Programm insgesamt nicht weniger Codezeilen hat. Diese Umstrukturierung eines Programms zum Zwecke der besseren Lesbarkeit, Erweiterbarkeit und Wartbarkeit hat übrigens einen Namen in der Informatik, das nennt sich Refactoring und wir haben es an einem Beispiel durchgeführt. So etwas ist täglich Brot bei der Programmierung, um Programmteile, die „quick und dirty“ meist aus Zeitnot über „copy und paste“ entstanden sind, vernünftig zu strukturieren und somit qualitativ bessere Programme zu schreib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27T09:03:48.161000000</meta:creation-date>
    <dc:date>2023-02-27T09:19:32.181000000</dc:date>
    <meta:editing-duration>PT4M53S</meta:editing-duration>
    <meta:editing-cycles>1</meta:editing-cycles>
    <meta:document-statistic meta:table-count="0" meta:image-count="0" meta:object-count="0" meta:page-count="6" meta:paragraph-count="117" meta:word-count="2158" meta:character-count="15206" meta:non-whitespace-character-count="13091"/>
    <meta:generator>LibreOffice/5.1.0.3$Windows_x86 LibreOffice_project/5e3e00a007d9b3b6efb6797a8b8e57b51ab1f737</meta:generator>
  </office:meta>
</office:document-meta>
</file>